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6"/>
      <text:p text:style-name="P14"><text:soft-page-break/>Sat 11/19/16 <text:s/><text:span text:style-name="T1">5.25 miles</text:span></text:p>
      <text:p text:style-name="P14">I ran out and back on a slightly hilly course.</text:p>
      <text:p text:style-name="P14">¾ mile warm up </text:p>
      <text:p text:style-name="P14">8 x ¼ mile run with ¼ mile jogs between the runs</text:p>
      <text:p text:style-name="P14">¾ mile warm down</text:p>
      <text:p text:style-name="P14">The warm up, jogs, and warm down were at an average pace of 11:45/mile.</text:p>
      <text:p text:style-name="P14">The ¼ mile runs were at an average pace of 7:40/mile.</text:p>
      <text:p text:style-name="P14">Times for ¼ mile runs: 1:54.1, 1:58.3, 1:56.4, 1:54.4, 1:56.4,1:52.5, 1:52.4, 1:54.6</text:p>
      <text:p text:style-name="P14"/>
      <text:p text:style-name="P14">Sun 11/20/16 <text:s/><text:span text:style-name="T1">4.25 miles</text:span></text:p>
      <text:p text:style-name="P14">½ mile warm up to the indoor track</text:p>
      <text:p text:style-name="P14">On indoor track with no shoes:</text:p>
      <text:p text:style-name="P14">2 miles in 9:15 + 8:39 = 17:54</text:p>
      <text:p text:style-name="P14">1 mile jog in 10:18 and rested 3 minutes</text:p>
      <text:p text:style-name="P14">With shoes on ¼ mile in 1:48.7, ¼ mile jog and ¼ mile walk</text:p>
      <text:p text:style-name="P14"/>
      <text:p text:style-name="P14">Mon 11/21/16 <text:s/><text:span text:style-name="T1">3.25 miles</text:span></text:p>
      <text:p text:style-name="P14">On the indoor track I ran a mile with no shoes: 4:35 + 4:06 = 8:41 and rested 10 minutes</text:p>
      <text:p text:style-name="P14">On the indoor track with shoes 3 x ¼ mile run with ¼ mile jogs before each run</text:p>
      <text:p text:style-name="P14"><text:s text:c="3"/>Times on ¼ mile runs: <text:s/>2:03, 1:57, 1:54</text:p>
      <text:p text:style-name="P14">I rested 1 minute, walked ½ mile in 6:22 and warmed down with a ¼ mile walk and jog.</text:p>
      <text:p text:style-name="P14"/>
      <text:p text:style-name="P14">Tues 11/22/16 <text:s/><text:span text:style-name="T1">4.5 miles</text:span></text:p>
      <text:p text:style-name="P14">I continue to include walking in my workouts. <text:s/>I hope to do another 50 miler next year.</text:p>
      <text:p text:style-name="P14">On the indoor track I ran a mile with no shoes in 9:57 and rested 3 minutes.</text:p>
      <text:p text:style-name="P1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4"/>
      <text:p text:style-name="P14">Wed 11/23/16 <text:span text:style-name="T1">4.75 miles</text:span></text:p>
      <text:p text:style-name="P14">On indoor track:</text:p>
      <text:p text:style-name="P14">I ran 1.5 miles with no shoes. 9:56 + 4:38 = 14:35 and rested 4 minutes</text:p>
      <text:p text:style-name="P14">I walked and ran 3 miles in 36:00. <text:s/>I walked <text:s/>1/8 mile, ran 3/8 mile and repeated.</text:p>
      <text:p text:style-name="P14">Walking pace about 15:20/mile, running pace about 10:50/mile.</text:p>
      <text:p text:style-name="P14">Warmed down with a ¼ mile walk in 4:00. </text:p>
      <text:p text:style-name="P14"/>
      <text:p text:style-name="P14">Thur 11/24/16 <text:s/><text:span text:style-name="T1">4.25 miles <text:s text:c="3"/></text:span></text:p>
      <text:p text:style-name="P14">I walked and ran 4 miles on hilly roads in 46:26 or 11:36/mile. <text:s/>I walked an average of 1/8 miles at the beginning of each ½ mile. <text:s/>Then I walked ¼ mile in 4:00 to warm down.</text:p>
      <text:p text:style-name="P14"><text:s/></text:p>
      <text:p text:style-name="P14">Fri 11/25/16 <text:s/><text:span text:style-name="T1">5.25 miles <text:s text:c="3"/></text:span></text:p>
      <text:p text:style-name="P9"><text:span text:style-name="T4">I walked and ran 5 miles on slightly hilly roads in 58:05 or 11:37/mile. <text:s/>I walked an average of 0.19 miles at the beginning of each ½ mile. <text:s/>Then I walked ¼ mile in 4:00 to warm down.</text:span> </text:p>
      <text:p text:style-name="P9"/>
      <text:p text:style-name="P16">32.5 miles in the last</text:p>
      <text:p text:style-name="P14"><text:soft-page-break/>Sat 11/26/16 <text:s/><text:span text:style-name="T1">6.5 miles <text:s text:c="3"/></text:span></text:p>
      <text:p text:style-name="P9"><text:span text:style-name="T4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4">This was a good workou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6T13:00:57.15</dc:date>
    <dc:creator>James Lombardi</dc:creator>
    <meta:editing-duration>PT15H21M46S</meta:editing-duration>
    <meta:editing-cycles>80</meta:editing-cycles>
    <meta:generator>OpenOffice/4.1.2$Win32 OpenOffice.org_project/412m3$Build-9782</meta:generator>
    <meta:document-statistic meta:table-count="0" meta:image-count="0" meta:object-count="0" meta:page-count="8" meta:paragraph-count="249" meta:word-count="2465" meta:character-count="12000"/>
  </office:meta>
</office:document-meta>
</file>